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UTTON_SHAR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eilen</text:p>
          </table:table-cell>
        </table:table-row>
        <table:table-row table:style-name="ro1">
          <table:table-cell table:style-name="ce1" office:value-type="string" calcext:value-type="string">
            <text:p>ATTACHMENT_DOWNLOAD_IMAGE</text:p>
          </table:table-cell>
          <table:table-cell office:value-type="string" calcext:value-type="string">
            <text:p>Download Image</text:p>
          </table:table-cell>
          <table:table-cell office:value-type="string" calcext:value-type="string">
            <text:p>Bild herunterla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0:06:47.248437650</meta:creation-date>
    <dc:date>2021-04-25T22:14:50.687522856</dc:date>
    <meta:editing-duration>P1DT22H8M3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